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5F0000014EB84C71FFC5E8F2BC.png" manifest:media-type="image/png"/>
  <manifest:file-entry manifest:full-path="Pictures/10000001000002590000004B1625143730936C24.png" manifest:media-type="image/png"/>
  <manifest:file-entry manifest:full-path="Pictures/1000000100000373000001B274B39262E0442BF4.png" manifest:media-type="image/png"/>
  <manifest:file-entry manifest:full-path="Pictures/100000010000025B0000010ABF83C11312F12743.png" manifest:media-type="image/png"/>
  <manifest:file-entry manifest:full-path="Pictures/1000000100000120000000B4380F032D5DF88B65.png" manifest:media-type="image/png"/>
  <manifest:file-entry manifest:full-path="Pictures/1000000100000270000001272039CFE1CEFC1F8F.png" manifest:media-type="image/png"/>
  <manifest:file-entry manifest:full-path="Pictures/100000010000014C000001008EB910F14E7AD181.png" manifest:media-type="image/png"/>
  <manifest:file-entry manifest:full-path="Pictures/10000001000001C6000001E2D426C28B97713E90.png" manifest:media-type="image/png"/>
  <manifest:file-entry manifest:full-path="Pictures/10000001000001CB00000264176014FF5EE1733D.png" manifest:media-type="image/png"/>
  <manifest:file-entry manifest:full-path="Pictures/10000001000001C60000017FF1CB2FD7FFD21B24.png" manifest:media-type="image/png"/>
  <manifest:file-entry manifest:full-path="Pictures/100000010000015C000001531DCE71C70800EB3B.png" manifest:media-type="image/png"/>
  <manifest:file-entry manifest:full-path="Pictures/10000001000001CB00000121F11FCBB4FFDACAE8.png" manifest:media-type="image/png"/>
  <manifest:file-entry manifest:full-path="Pictures/1000000100000274000000DE807DD42B3D042C8F.png" manifest:media-type="image/png"/>
  <manifest:file-entry manifest:full-path="Pictures/100000010000026E000001B46A2CBDDBE6D7253D.png" manifest:media-type="image/png"/>
  <manifest:file-entry manifest:full-path="Pictures/1000000100000270000000B1C4FAD95025BBCC6A.png" manifest:media-type="image/png"/>
  <manifest:file-entry manifest:full-path="Pictures/10000001000001900000012021C2AD28BDA803E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cda82" officeooo:paragraph-rsid="001cda82"/>
    </style:style>
    <style:style style:name="P2" style:family="paragraph" style:parent-style-name="Standard">
      <style:text-properties officeooo:rsid="001e7aa7" officeooo:paragraph-rsid="001e7aa7"/>
    </style:style>
    <style:style style:name="P3" style:family="paragraph" style:parent-style-name="Standard">
      <style:text-properties officeooo:rsid="001f50fc" officeooo:paragraph-rsid="001f50fc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officeooo:rsid="001cda82"/>
    </style:style>
    <style:style style:name="T2" style:family="text">
      <style:text-properties fo:font-weight="bold" officeooo:rsid="001cda82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 text:c="56"/><text:span text:style-name="T2">Assignment-5</text:span></text:p>
      <text:p text:style-name="P4"/>
      <text:p text:style-name="Standard"/>
      <text:p text:style-name="P1">1.</text:p>
      <text:p text:style-name="P1"/>
      <text:p text:style-name="P1"/>
      <text:p text:style-name="P1"/>
      <text:p text:style-name="P1"/>
      <text:p text:style-name="P1"/>
      <text:p text:style-name="P1"><draw:frame draw:style-name="fr2" draw:name="Image18" text:anchor-type="char" svg:width="15.954cm" svg:height="7.038cm" draw:z-index="15"><draw:image xlink:href="Pictures/100000010000025B0000010ABF83C11312F12743.png" xlink:type="simple" xlink:show="embed" xlink:actuate="onLoad" draw:mime-type="image/png"/></draw:frame></text:p>
      <text:p text:style-name="P1"/>
      <text:p text:style-name="P1"/>
      <text:p text:style-name="P3">2.</text:p>
      <text:p text:style-name="P1"/>
      <text:p text:style-name="P3"><draw:frame draw:style-name="fr1" draw:name="Image2" text:anchor-type="char" svg:x="2.447cm" svg:y="0.402cm" svg:width="7.62cm" svg:height="4.763cm" draw:z-index="16"><draw:image xlink:href="Pictures/1000000100000120000000B4380F032D5DF88B65.png" xlink:type="simple" xlink:show="embed" xlink:actuate="onLoad" draw:mime-type="image/png"/></draw:frame></text:p>
      <text:p text:style-name="P3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3.</text:p>
      <text:p text:style-name="P1"/>
      <text:p text:style-name="P1"><text:s/><draw:frame draw:style-name="fr4" draw:name="Image3" text:anchor-type="char" svg:width="8.784cm" svg:height="6.773cm" draw:z-index="0"><draw:image xlink:href="Pictures/100000010000014C000001008EB910F14E7AD181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3"><draw:frame draw:style-name="fr1" draw:name="Image4" text:anchor-type="char" svg:x="3.896cm" svg:y="0.074cm" svg:width="9.208cm" svg:height="8.969cm" draw:z-index="1"><draw:image xlink:href="Pictures/100000010000015C000001531DCE71C70800EB3B.png" xlink:type="simple" xlink:show="embed" xlink:actuate="onLoad" draw:mime-type="image/png"/></draw:frame>4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5.</text:p>
      <text:p text:style-name="P1"><draw:frame draw:style-name="fr1" draw:name="Image5" text:anchor-type="char" svg:x="1.991cm" svg:y="0.088cm" svg:width="12.012cm" svg:height="12.753cm" draw:z-index="2"><draw:image xlink:href="Pictures/10000001000001C6000001E2D426C28B97713E90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6.</text:p>
      <text:p text:style-name="P1"/>
      <text:p text:style-name="P1"/>
      <text:p text:style-name="P1"><draw:frame draw:style-name="fr2" draw:name="Image6" text:anchor-type="char" svg:width="12.012cm" svg:height="10.134cm" draw:z-index="3"><draw:image xlink:href="Pictures/10000001000001C60000017FF1CB2FD7FFD21B24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7.</text:p>
      <text:p text:style-name="P1"/>
      <text:p text:style-name="P1"/>
      <text:p text:style-name="P1"/>
      <text:p text:style-name="P1"><draw:frame draw:style-name="fr1" draw:name="Image7" text:anchor-type="char" svg:x="2.508cm" svg:y="0.411cm" svg:width="12.144cm" svg:height="7.646cm" draw:z-index="4"><draw:image xlink:href="Pictures/10000001000001CB00000121F11FCBB4FFDACAE8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2">8.</text:p>
      <text:p text:style-name="P2"/>
      <text:p text:style-name="P2"><draw:frame draw:style-name="fr2" draw:name="Image8" text:anchor-type="char" svg:width="12.144cm" svg:height="16.193cm" draw:z-index="5"><draw:image xlink:href="Pictures/10000001000001CB00000264176014FF5EE1733D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9.<draw:frame draw:style-name="fr1" draw:name="Image9" text:anchor-type="char" svg:x="0.589cm" svg:y="1.706cm" svg:width="16.616cm" svg:height="5.874cm" draw:z-index="6"><draw:image xlink:href="Pictures/1000000100000274000000DE807DD42B3D042C8F.png" xlink:type="simple" xlink:show="embed" xlink:actuate="onLoad" draw:mime-type="image/png"/></draw:frame></text:p>
      <text:p text:style-name="P2"/>
      <text:p text:style-name="P2"/>
      <text:p text:style-name="P2"><text:soft-page-break/></text:p>
      <text:p text:style-name="P2">10.</text:p>
      <text:p text:style-name="P2"/>
      <text:p text:style-name="P2"/>
      <text:p text:style-name="P2"/>
      <text:p text:style-name="P2"><draw:frame draw:style-name="fr4" draw:name="Image10" text:anchor-type="char" svg:width="16.457cm" svg:height="11.536cm" draw:z-index="7"><draw:image xlink:href="Pictures/100000010000026E000001B46A2CBDDBE6D7253D.png" xlink:type="simple" xlink:show="embed" xlink:actuate="onLoad" draw:mime-type="image/png"/></draw:frame>11.</text:p>
      <text:p text:style-name="P2"/>
      <text:p text:style-name="P2"><draw:frame draw:style-name="fr1" draw:name="Image11" text:anchor-type="char" svg:x="0.245cm" svg:y="0.429cm" svg:width="16.51cm" svg:height="4.683cm" draw:z-index="8"><draw:image xlink:href="Pictures/1000000100000270000000B1C4FAD95025BBCC6A.png" xlink:type="simple" xlink:show="embed" xlink:actuate="onLoad" draw:mime-type="image/png"/></draw:frame></text:p>
      <text:p text:style-name="P2"/>
      <text:p text:style-name="P2">12.</text:p>
      <text:p text:style-name="P2"/>
      <text:p text:style-name="P2"><draw:frame draw:style-name="fr4" draw:name="Image12" text:anchor-type="char" svg:width="16.51cm" svg:height="7.805cm" draw:z-index="9"><draw:image xlink:href="Pictures/1000000100000270000001272039CFE1CEFC1F8F.png" xlink:type="simple" xlink:show="embed" xlink:actuate="onLoad" draw:mime-type="image/png"/></draw:frame><text:soft-page-break/></text:p>
      <text:p text:style-name="P2">13.</text:p>
      <text:p text:style-name="P2"><draw:frame draw:style-name="fr1" draw:name="Image13" text:anchor-type="char" svg:x="3.076cm" svg:y="0.381cm" svg:width="10.583cm" svg:height="7.62cm" draw:z-index="10"><draw:image xlink:href="Pictures/10000001000001900000012021C2AD28BDA803EA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14.<draw:frame draw:style-name="fr1" draw:name="Image14" text:anchor-type="char" svg:x="3.5cm" svg:y="0.035cm" svg:width="10.583cm" svg:height="7.62cm" draw:z-index="11"><draw:image xlink:href="Pictures/10000001000001900000012021C2AD28BDA803EA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>15.</text:p>
      <text:p text:style-name="P2"/>
      <text:p text:style-name="P2"/>
      <text:p text:style-name="P2"/>
      <text:p text:style-name="P2"/>
      <text:p text:style-name="P2"><draw:frame draw:style-name="fr3" draw:name="Image15" text:anchor-type="char" svg:width="17cm" svg:height="8.356cm" draw:z-index="12"><draw:image xlink:href="Pictures/1000000100000373000001B274B39262E0442BF4.png" xlink:type="simple" xlink:show="embed" xlink:actuate="onLoad" draw:mime-type="image/png"/></draw:frame></text:p>
      <text:p text:style-name="P2"/>
      <text:p text:style-name="P2"/>
      <text:p text:style-name="P2">16.</text:p>
      <text:p text:style-name="P2"/>
      <text:p text:style-name="P2"/>
      <text:p text:style-name="P2"><draw:frame draw:style-name="fr2" draw:name="Image16" text:anchor-type="char" svg:width="15.901cm" svg:height="1.984cm" draw:z-index="13"><draw:image xlink:href="Pictures/10000001000002590000004B1625143730936C24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17" text:anchor-type="char" svg:x="1.159cm" svg:y="2.309cm" svg:width="16.06cm" svg:height="8.837cm" draw:z-index="14"><draw:image xlink:href="Pictures/100000010000025F0000014EB84C71FFC5E8F2BC.png" xlink:type="simple" xlink:show="embed" xlink:actuate="onLoad" draw:mime-type="image/png"/></draw:frame><text:soft-page-break/></text:p>
      <text:p text:style-name="P2"/>
      <text:p text:style-name="P3">17.</text:p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23T14:45:59.663401533</meta:creation-date>
    <dc:date>2023-12-23T15:12:28.561533829</dc:date>
    <meta:editing-duration>PT5M58S</meta:editing-duration>
    <meta:editing-cycles>1</meta:editing-cycles>
    <meta:document-statistic meta:table-count="0" meta:image-count="17" meta:object-count="0" meta:page-count="8" meta:paragraph-count="19" meta:word-count="18" meta:character-count="111" meta:non-whitespace-character-count="54"/>
    <meta:generator>LibreOffice/7.3.7.2$Linux_X86_64 LibreOffice_project/30$Build-2</meta:generator>
  </office:meta>
</office:document-meta>
</file>